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689.5" calcext:value-type="float">
            <text:p>39689.5</text:p>
          </table:table-cell>
          <table:table-cell office:value-type="float" office:value="39740" calcext:value-type="float">
            <text:p>397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89" calcext:value-type="float">
            <text:p>39789.0</text:p>
          </table:table-cell>
          <table:table-cell office:value-type="float" office:value="39840" calcext:value-type="float">
            <text:p>398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86.1" calcext:value-type="float">
            <text:p>39786.1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39" calcext:value-type="float">
            <text:p>39739.0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40.9" calcext:value-type="float">
            <text:p>39340.9</text:p>
          </table:table-cell>
          <table:table-cell office:value-type="float" office:value="39400" calcext:value-type="float">
            <text:p>394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469" calcext:value-type="float">
            <text:p>39469.0</text:p>
          </table:table-cell>
          <table:table-cell office:value-type="float" office:value="39520" calcext:value-type="float">
            <text:p>395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49.8" calcext:value-type="float">
            <text:p>39349.8</text:p>
          </table:table-cell>
          <table:table-cell office:value-type="float" office:value="39400" calcext:value-type="float">
            <text:p>394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529.1" calcext:value-type="float">
            <text:p>39529.1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85.2" calcext:value-type="float">
            <text:p>39385.2</text:p>
          </table:table-cell>
          <table:table-cell office:value-type="float" office:value="39500" calcext:value-type="float">
            <text:p>395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464.9" calcext:value-type="float">
            <text:p>39464.9</text:p>
          </table:table-cell>
          <table:table-cell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369" calcext:value-type="float">
            <text:p>38369.0</text:p>
          </table:table-cell>
          <table:table-cell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470" calcext:value-type="float">
            <text:p>38470.0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/00/00</text:date>, <text:time style:data-style-name="N2" text:time-value="08:42:22.5535184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7T11:19:51.997836413</dc:date>
    <meta:editing-duration>P23DT14H44M33S</meta:editing-duration>
    <meta:editing-cycles>2351</meta:editing-cycles>
    <meta:document-statistic meta:table-count="3" meta:cell-count="5214" meta:object-count="0"/>
  </office:meta>
</office:document-meta>
</file>